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language="el" fo:country="GR" fo:font-style="italic" officeooo:rsid="000f91c8" officeooo:paragraph-rsid="000ae0a1" style:font-style-asian="italic" style:font-style-complex="italic"/>
    </style:style>
    <style:style style:name="P2" style:family="paragraph" style:parent-style-name="Header">
      <style:paragraph-properties fo:text-align="center" style:justify-single-word="false"/>
      <style:text-properties fo:font-size="16pt" fo:language="el" fo:country="GR" fo:font-style="normal" fo:font-weight="bold" officeooo:rsid="000f91c8" officeooo:paragraph-rsid="000ae0a1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fo:font-size="16pt" fo:language="el" fo:country="GR" fo:font-style="normal" fo:font-weight="bold" officeooo:rsid="000ff4bd" officeooo:paragraph-rsid="000ae0a1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6pt" fo:language="en" fo:country="US" fo:font-style="normal" fo:font-weight="bold" officeooo:rsid="000ff4bd" officeooo:paragraph-rsid="000ae0a1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16pt" fo:language="en" fo:country="US" fo:font-style="normal" fo:font-weight="bold" officeooo:rsid="000f91c8" officeooo:paragraph-rsid="000ae0a1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Header">
      <style:paragraph-properties fo:text-align="center" style:justify-single-word="false"/>
      <style:text-properties fo:font-size="18pt" fo:language="en" fo:country="US" fo:font-style="normal" fo:font-weight="bold" officeooo:rsid="000ae0a1" officeooo:paragraph-rsid="000ae0a1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Header">
      <style:paragraph-properties fo:text-align="center" style:justify-single-word="false"/>
      <style:text-properties fo:font-size="14pt" fo:language="el" fo:country="GR" fo:font-style="normal" fo:font-weight="bold" officeooo:rsid="000ff4bd" officeooo:paragraph-rsid="000ae0a1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Δίκτυα Υπολογιστών <text:span text:style-name="T1">I </text:span>(7ο εξάμηνο)</text:p>
      <text:p text:style-name="P4">Experimental Virtual Lab</text:p>
      <text:p text:style-name="P2"/>
      <text:p text:style-name="P2"/>
      <text:p text:style-name="P2"/>
      <text:p text:style-name="P6">SOURCE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7">του φοιτητή </text:p>
      <text:p text:style-name="P7">Παπαδόπουλου Κωνσταντίνου (8677)</text:p>
      <text:p text:style-name="P5"/>
      <text:p text:style-name="P3">Δεκέμβριος 2017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Τμήμα Ηλεκτρολόγων Μηχανικών Πολυτεχνική Σχολή ΑΠΘ</text:p>
      <text:p text:style-name="P2"/>
      <text:p text:style-name="P2"/>
      <text:p text:style-name="P2"/>
      <text:p text:style-name="P2"/>
      <text:p text:style-name="P2"/>
      <text:p text:style-name="Standard"><text:soft-page-break/>import java.awt.List;</text:p>
      <text:p text:style-name="Standard">import java.io.BufferedReader;</text:p>
      <text:p text:style-name="Standard">import java.io.BufferedWriter;</text:p>
      <text:p text:style-name="Standard">import java.io.DataOutputStream;</text:p>
      <text:p text:style-name="Standard">import java.io.File;</text:p>
      <text:p text:style-name="Standard">import java.io.FileNotFoundException;</text:p>
      <text:p text:style-name="Standard">import java.io.FileOutputStream;</text:p>
      <text:p text:style-name="Standard">import java.io.FileReader;</text:p>
      <text:p text:style-name="Standard">import java.io.FileWriter;</text:p>
      <text:p text:style-name="Standard">import java.io.IOException;</text:p>
      <text:p text:style-name="Standard">import java.io.OutputStream;</text:p>
      <text:p text:style-name="Standard">import java.io.PrintWriter;</text:p>
      <text:p text:style-name="Standard">import java.util.ArrayList;</text:p>
      <text:p text:style-name="Standard">import java.util.Scanner;</text:p>
      <text:p text:style-name="Standard">import java.util.logging.Logger;</text:p>
      <text:p text:style-name="Standard"/>
      <text:p text:style-name="Standard">import ithakimodem.*;</text:p>
      <text:p text:style-name="Standard"/>
      <text:p text:style-name="Standard">/*</text:p>
      <text:p text:style-name="Standard">*</text:p>
      <text:p text:style-name="Standard">* Δίκτυα Υπολογιστών I</text:p>
      <text:p text:style-name="Standard">*</text:p>
      <text:p text:style-name="Standard">* Experimental Virtual Lab</text:p>
      <text:p text:style-name="Standard">*</text:p>
      <text:p text:style-name="Standard">* Java virtual modem communications seed code</text:p>
      <text:p text:style-name="Standard">*</text:p>
      <text:p text:style-name="Standard">*/</text:p>
      <text:p text:style-name="Standard">public class virtualModem {</text:p>
      <text:p text:style-name="Standard"><text:tab/></text:p>
      <text:p text:style-name="Standard"><text:tab/></text:p>
      <text:p text:style-name="Standard">/////////////////////////////////////////// initializing values</text:p>
      <text:p text:style-name="Standard"/>
      <text:p text:style-name="Standard"/>
      <text:p text:style-name="Standard">String echo="E7281\r";<text:tab/>// Echo request code</text:p>
      <text:p text:style-name="Standard"/>
      <text:p text:style-name="Standard">String imgfree="M4464\r";<text:tab/>// Image request code (Tx/Rx error free)</text:p>
      <text:p text:style-name="Standard"/>
      <text:p text:style-name="Standard">String imgerror="G5996\r";<text:tab/>// Image request code (Tx/Rx with errors)</text:p>
      <text:p text:style-name="Standard"/>
      <text:p text:style-name="Standard">String gps="P2812R=1000099\r";<text:tab/>// GPS request code </text:p>
      <text:p text:style-name="Standard"/>
      <text:p text:style-name="Standard">String gps2="P2812R=1011099\r";<text:tab/>// GPS request code 2</text:p>
      <text:p text:style-name="Standard"/>
      <text:p text:style-name="Standard">String gps_plain="P2812"; <text:s/></text:p>
      <text:p text:style-name="Standard"/>
      <text:p text:style-name="Standard">String ack="Q9734\r";<text:tab/>// ACK result code </text:p>
      <text:p text:style-name="Standard"><text:soft-page-break/></text:p>
      <text:p text:style-name="Standard">String nack="R9531\r";<text:tab/>// NACK result code </text:p>
      <text:p text:style-name="Standard"><text:s/></text:p>
      <text:p text:style-name="Standard"/>
      <text:p text:style-name="Standard">///////////////////////////////////////////</text:p>
      <text:p text:style-name="Standard"/>
      <text:p text:style-name="Standard"/>
      <text:p text:style-name="Standard"/>
      <text:p text:style-name="Standard"><text:tab/></text:p>
      <text:p text:style-name="Standard"><text:tab/></text:p>
      <text:p text:style-name="Standard"><text:s/>public static void main(String[] param) {<text:tab/><text:tab/></text:p>
      <text:p text:style-name="Standard"><text:s/>//(new virtualModem()).nechopackets(5);</text:p>
      <text:p text:style-name="Standard"><text:s/>//(new virtualModem()).imagepackets("error");</text:p>
      <text:p text:style-name="Standard">//(new virtualModem()).chronoechopackets(480000);</text:p>
      <text:p text:style-name="Standard">//(new virtualModem()).gpspackets();</text:p>
      <text:p text:style-name="Standard"><text:s/>//(new virtualModem()).acknackpackets(480000);</text:p>
      <text:p text:style-name="Standard"><text:s/>}</text:p>
      <text:p text:style-name="Standard"><text:s/></text:p>
      <text:p text:style-name="Standard"><text:s/>////////////////////////////////////////////////// // creates and initializes modem</text:p>
      <text:p text:style-name="Standard"><text:s/>public Modem setmodem(int speed, int timeout){ <text:s/></text:p>
      <text:p text:style-name="Standard"><text:tab/> Modem modem;</text:p>
      <text:p text:style-name="Standard"><text:tab/> modem=new Modem();</text:p>
      <text:p text:style-name="Standard"><text:tab/> modem.setSpeed(speed); <text:s text:c="11"/>// set new speed at 8000 (old speed was at 1000)</text:p>
      <text:p text:style-name="Standard"><text:tab/> modem.setTimeout(timeout);</text:p>
      <text:p text:style-name="Standard"><text:tab/> return modem;</text:p>
      <text:p text:style-name="Standard"><text:s/>}</text:p>
      <text:p text:style-name="Standard"><text:s/></text:p>
      <text:p text:style-name="Standard"><text:s/>//////////////////////////////////////////////////</text:p>
      <text:p text:style-name="Standard"><text:s/>/////////////////////////////////////////////////// creates files for input data</text:p>
      <text:p text:style-name="Standard"><text:s/>public FileOutputStream makefile(String filename, String extension){</text:p>
      <text:p text:style-name="Standard"><text:tab/></text:p>
      <text:p text:style-name="Standard"><text:tab/> FileOutputStream fout = null;</text:p>
      <text:p text:style-name="Standard"><text:tab/> </text:p>
      <text:p text:style-name="Standard"><text:tab/> try {</text:p>
      <text:p text:style-name="Standard"><text:tab/><text:tab/>fout = new FileOutputStream(filename</text:p>
      <text:p text:style-name="Standard"><text:tab/><text:tab/><text:tab/><text:tab/>+ ""</text:p>
      <text:p text:style-name="Standard"><text:tab/><text:tab/><text:tab/><text:tab/>+ extension);</text:p>
      <text:p text:style-name="Standard"><text:tab/>} catch (FileNotFoundException e) {</text:p>
      <text:p text:style-name="Standard"><text:tab/><text:tab/>// TODO Auto-generated catch block</text:p>
      <text:p text:style-name="Standard"><text:tab/><text:tab/>e.printStackTrace();</text:p>
      <text:p text:style-name="Standard"><text:tab/>}</text:p>
      <text:p text:style-name="Standard"><text:tab/> <text:tab/> </text:p>
      <text:p text:style-name="Standard"><text:tab/> return fout;</text:p>
      <text:p text:style-name="Standard"><text:s/>}</text:p>
      <text:p text:style-name="Standard"><text:s/></text:p>
      <text:p text:style-name="Standard"><text:s/></text:p>
      <text:p text:style-name="Standard"><text:soft-page-break/><text:s/>public FileOutputStream makefileappend(String filename, String extension){<text:tab/>// creates appended files for input data</text:p>
      <text:p text:style-name="Standard"><text:tab/><text:tab/></text:p>
      <text:p text:style-name="Standard"><text:tab/> FileOutputStream fout = null;</text:p>
      <text:p text:style-name="Standard"><text:tab/> </text:p>
      <text:p text:style-name="Standard"><text:tab/> try {</text:p>
      <text:p text:style-name="Standard"><text:tab/><text:tab/>fout = new FileOutputStream(filename</text:p>
      <text:p text:style-name="Standard"><text:tab/><text:tab/><text:tab/><text:tab/>+ ""</text:p>
      <text:p text:style-name="Standard"><text:tab/><text:tab/><text:tab/><text:tab/>+ extension, true);</text:p>
      <text:p text:style-name="Standard"><text:tab/>} catch (FileNotFoundException e) {</text:p>
      <text:p text:style-name="Standard"><text:tab/><text:tab/>// TODO Auto-generated catch block</text:p>
      <text:p text:style-name="Standard"><text:tab/><text:tab/>e.printStackTrace();</text:p>
      <text:p text:style-name="Standard"><text:tab/>}</text:p>
      <text:p text:style-name="Standard"><text:tab/> <text:tab/> </text:p>
      <text:p text:style-name="Standard"><text:tab/> return fout;</text:p>
      <text:p text:style-name="Standard"><text:s/>}</text:p>
      <text:p text:style-name="Standard"><text:s/>///////////////////////////////////////////////////</text:p>
      <text:p text:style-name="Standard"><text:s/></text:p>
      <text:p text:style-name="Standard"><text:s/>public void nechopackets(int number) {<text:tab/><text:tab/>// for requesting n number of echo packets</text:p>
      <text:p text:style-name="Standard"><text:s/>int k;</text:p>
      <text:p text:style-name="Standard"><text:s/>Modem modem = setmodem(10000, 2000); // creates and initializes modem</text:p>
      <text:p text:style-name="Standard"/>
      <text:p text:style-name="Standard"><text:s/>FileOutputStream fout = makefile("necho", ".txt");<text:tab/>// opening file to store input data</text:p>
      <text:p text:style-name="Standard"/>
      <text:p text:style-name="Standard"><text:s text:c="2"/></text:p>
      <text:p text:style-name="Standard"><text:s/>modem.open("ithaki");</text:p>
      <text:p text:style-name="Standard"/>
      <text:p text:style-name="Standard"><text:s/>for ( ; ; ) { <text:s text:c="6"/>//// it's for emptying the initial message</text:p>
      <text:p text:style-name="Standard"><text:tab/>try {</text:p>
      <text:p text:style-name="Standard"><text:tab/>k=modem.read();</text:p>
      <text:p text:style-name="Standard"><text:tab/>if (k==-1){ break;}</text:p>
      <text:p text:style-name="Standard"><text:s/></text:p>
      <text:p text:style-name="Standard"><text:tab/><text:tab/>System.out.print((char)k);</text:p>
      <text:p text:style-name="Standard"><text:s/></text:p>
      <text:p text:style-name="Standard"><text:tab/>} catch (Exception x) {</text:p>
      <text:p text:style-name="Standard"><text:tab/><text:tab/>break;</text:p>
      <text:p text:style-name="Standard"><text:s/></text:p>
      <text:p text:style-name="Standard"><text:tab/>}</text:p>
      <text:p text:style-name="Standard"><text:s/></text:p>
      <text:p text:style-name="Standard"><text:s/>}</text:p>
      <text:p text:style-name="Standard">//////////////////////////////////</text:p>
      <text:p text:style-name="Standard"/>
      <text:p text:style-name="Standard"><text:s/>for (int i = 0; i&lt;number; i++){<text:tab/></text:p>
      <text:p text:style-name="Standard"><text:tab/></text:p>
      <text:p text:style-name="Standard"><text:tab/>modem.write(echo.getBytes()); </text:p>
      <text:p text:style-name="Standard"/>
      <text:p text:style-name="Standard"><text:soft-page-break/><text:tab/>for ( ; ; ) { <text:s text:c="6"/>//// it's for reading the characters</text:p>
      <text:p text:style-name="Standard"><text:tab/></text:p>
      <text:p text:style-name="Standard"><text:tab/><text:tab/>try {</text:p>
      <text:p text:style-name="Standard"><text:tab/> </text:p>
      <text:p text:style-name="Standard"><text:tab/><text:tab/><text:tab/>k=modem.read();</text:p>
      <text:p text:style-name="Standard"><text:tab/><text:tab/><text:tab/>if (k==-1){fout.write("\r\n".getBytes()); break;}</text:p>
      <text:p text:style-name="Standard"><text:s/></text:p>
      <text:p text:style-name="Standard"><text:tab/><text:tab/><text:tab/>System.out.print((char)k);</text:p>
      <text:p text:style-name="Standard"><text:s/></text:p>
      <text:p text:style-name="Standard"><text:tab/><text:tab/><text:tab/>fout.write(k);</text:p>
      <text:p text:style-name="Standard"><text:s/></text:p>
      <text:p text:style-name="Standard"><text:tab/><text:tab/>} catch (Exception x) {</text:p>
      <text:p text:style-name="Standard"><text:tab/><text:tab/><text:tab/>break;</text:p>
      <text:p text:style-name="Standard"><text:s/></text:p>
      <text:p text:style-name="Standard"><text:tab/><text:tab/>}</text:p>
      <text:p text:style-name="Standard"><text:s/></text:p>
      <text:p text:style-name="Standard"><text:tab/>}</text:p>
      <text:p text:style-name="Standard"><text:s/></text:p>
      <text:p text:style-name="Standard"><text:s/>}</text:p>
      <text:p text:style-name="Standard">modem.close();</text:p>
      <text:p text:style-name="Standard"/>
      <text:p text:style-name="Standard">}// end of nechopackets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/////////////////////////////////////////////////////////////////////////////////</text:p>
      <text:p text:style-name="Standard"><text:s/></text:p>
      <text:p text:style-name="Standard"><text:s/>public void imagepackets(String quality) {<text:tab/><text:tab/>// error or free</text:p>
      <text:p text:style-name="Standard"><text:tab/>int k;</text:p>
      <text:p text:style-name="Standard"><text:tab/>Modem modem = setmodem(10000, 2000); // creates and initializes modem</text:p>
      <text:p text:style-name="Standard"/>
      <text:p text:style-name="Standard"><text:tab/>FileOutputStream fout = makefile("image", ".jpeg");<text:tab/>// opening file to store input data</text:p>
      <text:p text:style-name="Standard"/>
      <text:p text:style-name="Standard"><text:tab/>String img; </text:p>
      <text:p text:style-name="Standard"><text:tab/> </text:p>
      <text:p text:style-name="Standard"><text:tab/>if (quality == "error")</text:p>
      <text:p text:style-name="Standard"><text:tab/><text:tab/>img = imgerror;</text:p>
      <text:p text:style-name="Standard"><text:tab/>else img = imgfree;</text:p>
      <text:p text:style-name="Standard"><text:tab/> </text:p>
      <text:p text:style-name="Standard"><text:tab/>modem.open("ithaki");</text:p>
      <text:p text:style-name="Standard"><text:tab/></text:p>
      <text:p text:style-name="Standard"><text:tab/>for ( ; ; ) { <text:s text:c="6"/>//// it's for emptying the initial message</text:p>
      <text:p text:style-name="Standard"><text:tab/><text:tab/>try {</text:p>
      <text:p text:style-name="Standard"><text:tab/><text:tab/>k=modem.read();</text:p>
      <text:p text:style-name="Standard"><text:soft-page-break/><text:tab/><text:tab/>if (k==-1){ break;}</text:p>
      <text:p text:style-name="Standard"><text:tab/> </text:p>
      <text:p text:style-name="Standard"><text:tab/><text:tab/><text:tab/>System.out.print((char)k);</text:p>
      <text:p text:style-name="Standard"><text:tab/> </text:p>
      <text:p text:style-name="Standard"><text:tab/><text:tab/>} catch (Exception x) {</text:p>
      <text:p text:style-name="Standard"><text:tab/><text:tab/><text:tab/>break;</text:p>
      <text:p text:style-name="Standard"><text:tab/> </text:p>
      <text:p text:style-name="Standard"><text:tab/><text:tab/>}</text:p>
      <text:p text:style-name="Standard"><text:tab/> </text:p>
      <text:p text:style-name="Standard"><text:tab/>}</text:p>
      <text:p text:style-name="Standard"><text:tab/></text:p>
      <text:p text:style-name="Standard"><text:tab/>for (int i = 0; i&lt;1; i++){<text:tab/></text:p>
      <text:p text:style-name="Standard"><text:tab/><text:tab/></text:p>
      <text:p text:style-name="Standard"><text:tab/><text:tab/>modem.write(img.getBytes()); </text:p>
      <text:p text:style-name="Standard"/>
      <text:p text:style-name="Standard"><text:tab/><text:tab/>for ( ; ; ) { <text:s text:c="6"/>//// it's for reading the characters</text:p>
      <text:p text:style-name="Standard"><text:tab/><text:tab/></text:p>
      <text:p text:style-name="Standard"><text:tab/><text:tab/><text:tab/>try {</text:p>
      <text:p text:style-name="Standard"><text:tab/><text:tab/> </text:p>
      <text:p text:style-name="Standard"><text:tab/><text:tab/><text:tab/><text:tab/>k=modem.read();</text:p>
      <text:p text:style-name="Standard"><text:tab/><text:tab/><text:tab/><text:tab/>if (k==-1){fout.write("\r\n".getBytes()); break;}</text:p>
      <text:p text:style-name="Standard"><text:tab/> </text:p>
      <text:p text:style-name="Standard"><text:tab/><text:tab/><text:tab/><text:tab/>System.out.print((char)k);</text:p>
      <text:p text:style-name="Standard"><text:tab/> </text:p>
      <text:p text:style-name="Standard"><text:tab/><text:tab/><text:tab/><text:tab/>fout.write(k);</text:p>
      <text:p text:style-name="Standard"><text:tab/> </text:p>
      <text:p text:style-name="Standard"><text:tab/><text:tab/><text:tab/>} catch (Exception x) {</text:p>
      <text:p text:style-name="Standard"><text:tab/><text:tab/><text:tab/><text:tab/>break;</text:p>
      <text:p text:style-name="Standard"><text:tab/> </text:p>
      <text:p text:style-name="Standard"><text:tab/><text:tab/><text:tab/>}</text:p>
      <text:p text:style-name="Standard"><text:tab/> </text:p>
      <text:p text:style-name="Standard"><text:tab/><text:tab/>}</text:p>
      <text:p text:style-name="Standard"><text:tab/> </text:p>
      <text:p text:style-name="Standard"><text:tab/> }</text:p>
      <text:p text:style-name="Standard"><text:tab/>modem.close();</text:p>
      <text:p text:style-name="Standard"><text:s/>}// end of imagepackets</text:p>
      <text:p text:style-name="Standard"><text:s/></text:p>
      <text:p text:style-name="Standard"><text:s/></text:p>
      <text:p text:style-name="Standard"><text:s text:c="2"/></text:p>
      <text:p text:style-name="Standard"><text:s/></text:p>
      <text:p text:style-name="Standard"><text:s/>public void acknackpackets(long acktime) {</text:p>
      <text:p text:style-name="Standard"><text:tab/> int k; </text:p>
      <text:p text:style-name="Standard"><text:tab/> Modem modem = setmodem(10000, 2000); // creates and initializes modem</text:p>
      <text:p text:style-name="Standard"><text:tab/> FileOutputStream fout = makefile("ack", ".txt");<text:tab/>// opening file to store input data</text:p>
      <text:p text:style-name="Standard"><text:tab/> modem.open("ithaki");</text:p>
      <text:p text:style-name="Standard"><text:tab/> </text:p>
      <text:p text:style-name="Standard"><text:soft-page-break/><text:tab/> for ( ; ; ) { <text:s text:c="6"/>//// it's for emptying the initial message</text:p>
      <text:p text:style-name="Standard"><text:tab/><text:tab/>try {</text:p>
      <text:p text:style-name="Standard"><text:tab/><text:tab/>k=modem.read();</text:p>
      <text:p text:style-name="Standard"><text:tab/><text:tab/>if (k==-1){ break;}</text:p>
      <text:p text:style-name="Standard"><text:tab/><text:tab/><text:tab/>System.out.print((char)k);</text:p>
      <text:p text:style-name="Standard"><text:tab/><text:tab/>} catch (Exception x) {</text:p>
      <text:p text:style-name="Standard"><text:tab/><text:tab/><text:tab/>break;</text:p>
      <text:p text:style-name="Standard"><text:tab/><text:tab/>}</text:p>
      <text:p text:style-name="Standard"><text:tab/> }</text:p>
      <text:p text:style-name="Standard"><text:tab/>//////////////////////////////////</text:p>
      <text:p text:style-name="Standard"><text:tab/> String[] fcs;<text:tab/>// it is the FCS string in the packet</text:p>
      <text:p text:style-name="Standard"><text:tab/> int[] fcsint = new int[1000];<text:tab/>// it is the FCS string in the packet converted to int</text:p>
      <text:p text:style-name="Standard"><text:tab/> int[] fcsxor = new int[1000];<text:tab/>// it is the FCS in decimal that comes from the XOR between the characters</text:p>
      <text:p text:style-name="Standard"><text:tab/> byte[][] fcsxorbyte = new byte[1000][1000];<text:tab/>// it turns every sequence into bytes</text:p>
      <text:p text:style-name="Standard"><text:tab/> byte[] fcsxorbinary = new byte[1000];<text:tab/>// the outcome of every packet that is XORed that needs to become from binary to decimal</text:p>
      <text:p text:style-name="Standard"><text:tab/> int whilecounter = 0;<text:tab/>// how many times in the while loop</text:p>
      <text:p text:style-name="Standard"><text:tab/> int kmscounter = 0;<text:tab/>// how many times k==-1</text:p>
      <text:p text:style-name="Standard"><text:tab/> int[] nackpackets = new int[1000]; // for every ack requests how many nack there are</text:p>
      <text:p text:style-name="Standard"><text:tab/> for(int i = 0; i &lt;1000; i++){</text:p>
      <text:p text:style-name="Standard"><text:tab/><text:tab/> nackpackets[i] = 0;</text:p>
      <text:p text:style-name="Standard"><text:tab/> }</text:p>
      <text:p text:style-name="Standard"><text:tab/> int requests = 0;<text:tab/>//number of ack requests </text:p>
      <text:p text:style-name="Standard"><text:tab/> long[] responsetime = new long[1000];<text:tab/>// measures response time</text:p>
      <text:p text:style-name="Standard"><text:tab/> responsetime[0] = 0;</text:p>
      <text:p text:style-name="Standard"><text:tab/> long[] tmp = new long[1000];<text:tab/>// counts from ack to ack</text:p>
      <text:p text:style-name="Standard"><text:tab/> long tmp2 = 0;<text:tab/>// counts inside nack</text:p>
      <text:p text:style-name="Standard"><text:tab/> </text:p>
      <text:p text:style-name="Standard"><text:tab/> String[] sequence = new String[1000];<text:tab/>// the string sequence of every packet</text:p>
      <text:p text:style-name="Standard"><text:tab/> int ackresponseflag = 0;<text:tab/><text:tab/><text:tab/><text:tab/>// flag to measure time between two ack packets</text:p>
      <text:p text:style-name="Standard"><text:tab/> </text:p>
      <text:p text:style-name="Standard"><text:tab/> long[][] tmpn = new long[1000][1000];<text:tab/><text:tab/>//--new</text:p>
      <text:p text:style-name="Standard"><text:tab/> long[] responsetimen = new long[1000];<text:tab/>// measures response time //--new</text:p>
      <text:p text:style-name="Standard"><text:tab/> responsetimen[0] = 0; //--new</text:p>
      <text:p text:style-name="Standard"><text:tab/> long[] responsetimetotal = new long[1000]; //--new</text:p>
      <text:p text:style-name="Standard"><text:tab/> </text:p>
      <text:p text:style-name="Standard"><text:tab/> long start= System.currentTimeMillis();</text:p>
      <text:p text:style-name="Standard"><text:tab/> long end = start + acktime;</text:p>
      <text:p text:style-name="Standard"><text:tab/> </text:p>
      <text:p text:style-name="Standard"><text:tab/> while (System.currentTimeMillis() &lt; end){<text:tab/></text:p>
      <text:p text:style-name="Standard"/>
      <text:p text:style-name="Standard"><text:tab/><text:tab/><text:tab/>if ( fcsxor[kmscounter] != fcsint[kmscounter] ){<text:tab/><text:tab/><text:tab/><text:tab/>// result -&gt; ack or nack</text:p>
      <text:p text:style-name="Standard"><text:soft-page-break/><text:tab/><text:tab/><text:tab/><text:tab/>tmpn[requests][nackpackets[requests]] = System.currentTimeMillis(); //--new counts nack time to receive as well</text:p>
      <text:p text:style-name="Standard"><text:tab/><text:tab/><text:tab/><text:tab/>modem.write(nack.getBytes());</text:p>
      <text:p text:style-name="Standard"><text:tab/><text:tab/><text:tab/><text:tab/>ackresponseflag = 0;</text:p>
      <text:p text:style-name="Standard"><text:tab/><text:tab/><text:tab/><text:tab/>nackpackets[requests]++;<text:tab/><text:tab/><text:tab/><text:tab/></text:p>
      <text:p text:style-name="Standard"><text:tab/><text:tab/><text:tab/>}</text:p>
      <text:p text:style-name="Standard"><text:tab/><text:tab/><text:tab/>else{</text:p>
      <text:p text:style-name="Standard"><text:tab/><text:tab/><text:tab/><text:tab/>tmp[requests] = System.currentTimeMillis();</text:p>
      <text:p text:style-name="Standard"><text:tab/><text:tab/><text:tab/><text:tab/>modem.write(ack.getBytes());</text:p>
      <text:p text:style-name="Standard"><text:tab/><text:tab/><text:tab/><text:tab/>ackresponseflag = 1;</text:p>
      <text:p text:style-name="Standard"><text:tab/><text:tab/><text:tab/><text:tab/>requests++;</text:p>
      <text:p text:style-name="Standard"><text:tab/><text:tab/><text:tab/>}</text:p>
      <text:p text:style-name="Standard"><text:tab/><text:tab/><text:tab/></text:p>
      <text:p text:style-name="Standard"><text:tab/><text:tab/><text:tab/></text:p>
      <text:p text:style-name="Standard"><text:tab/><text:tab/><text:tab/>for ( ; ; ) { <text:s text:c="6"/>//// it's for reading the characters</text:p>
      <text:p text:style-name="Standard"><text:tab/><text:tab/><text:tab/><text:tab/></text:p>
      <text:p text:style-name="Standard"><text:tab/><text:tab/><text:tab/><text:tab/>try {</text:p>
      <text:p text:style-name="Standard"><text:tab/><text:tab/><text:tab/> <text:tab/><text:tab/>k=modem.read();<text:tab/><text:tab/></text:p>
      <text:p text:style-name="Standard"><text:tab/><text:tab/><text:tab/><text:tab/><text:tab/>System.out.print((char)k);</text:p>
      <text:p text:style-name="Standard"><text:tab/><text:tab/><text:tab/><text:tab/><text:tab/> <text:tab/><text:tab/><text:tab/><text:tab/></text:p>
      <text:p text:style-name="Standard"><text:tab/><text:tab/><text:tab/><text:tab/><text:tab/>if (k==-1){</text:p>
      <text:p text:style-name="Standard"><text:tab/><text:tab/><text:tab/><text:tab/><text:tab/><text:tab/></text:p>
      <text:p text:style-name="Standard"><text:tab/><text:tab/><text:tab/><text:tab/><text:tab/><text:tab/>fout.write("\r\n".getBytes()); </text:p>
      <text:p text:style-name="Standard"><text:tab/><text:tab/><text:tab/><text:tab/><text:tab/><text:tab/></text:p>
      <text:p text:style-name="Standard"><text:tab/><text:tab/><text:tab/><text:tab/><text:tab/><text:tab/>if (ackresponseflag == 0) //--new counts nack time to receive as well</text:p>
      <text:p text:style-name="Standard"><text:tab/><text:tab/><text:tab/><text:tab/><text:tab/><text:tab/><text:tab/>responsetimen[requests] += System.currentTimeMillis() - tmpn[requests][nackpackets[requests]-1]; //--new</text:p>
      <text:p text:style-name="Standard"><text:tab/><text:tab/><text:tab/><text:tab/><text:tab/><text:tab/></text:p>
      <text:p text:style-name="Standard"><text:tab/><text:tab/><text:tab/><text:tab/><text:tab/><text:tab/>if (ackresponseflag == 1)</text:p>
      <text:p text:style-name="Standard"><text:tab/><text:tab/><text:tab/><text:tab/><text:tab/><text:tab/><text:tab/>responsetime[requests] = System.currentTimeMillis() - tmp[requests-1];</text:p>
      <text:p text:style-name="Standard"><text:tab/><text:tab/><text:tab/><text:tab/><text:tab/><text:tab/></text:p>
      <text:p text:style-name="Standard"><text:tab/><text:tab/><text:tab/><text:tab/><text:tab/><text:tab/>responsetimetotal[requests] = responsetimen[requests] + responsetime[requests]; //--new</text:p>
      <text:p text:style-name="Standard"><text:tab/><text:tab/><text:tab/><text:tab/><text:tab/><text:tab/><text:tab/><text:tab/><text:tab/><text:tab/><text:tab/><text:tab/><text:tab/><text:tab/><text:tab/><text:tab/></text:p>
      <text:p text:style-name="Standard"><text:tab/><text:tab/><text:tab/><text:tab/><text:tab/><text:tab/>////////////////////////////////////////////////////////////////////////<text:tab/><text:tab/><text:tab/><text:tab/><text:tab/></text:p>
      <text:p text:style-name="Standard"><text:tab/><text:tab/><text:tab/><text:tab/><text:tab/><text:tab/>kmscounter++;</text:p>
      <text:p text:style-name="Standard"><text:tab/><text:tab/><text:tab/><text:tab/><text:tab/><text:tab/>break;</text:p>
      <text:p text:style-name="Standard"><text:tab/><text:tab/><text:tab/><text:tab/><text:tab/>} // end of if k==-1</text:p>
      <text:p text:style-name="Standard"><text:tab/><text:tab/><text:tab/><text:tab/><text:tab/><text:tab/><text:tab/><text:tab/><text:tab/></text:p>
      <text:p text:style-name="Standard"><text:tab/><text:tab/><text:tab/><text:tab/><text:tab/>fout.write(k);</text:p>
      <text:p text:style-name="Standard"><text:tab/><text:tab/><text:tab/><text:tab/><text:tab/></text:p>
      <text:p text:style-name="Standard"><text:tab/><text:tab/><text:tab/><text:tab/>} catch (Exception x) {</text:p>
      <text:p text:style-name="Standard"><text:soft-page-break/><text:tab/><text:tab/><text:tab/><text:tab/><text:tab/>break;</text:p>
      <text:p text:style-name="Standard"><text:tab/><text:tab/><text:tab/><text:tab/>}</text:p>
      <text:p text:style-name="Standard"><text:tab/><text:tab/><text:tab/>}<text:tab/>// end of infinite for loop</text:p>
      <text:p text:style-name="Standard"><text:tab/><text:tab/><text:tab/><text:tab/></text:p>
      <text:p text:style-name="Standard"><text:tab/><text:tab/><text:tab/></text:p>
      <text:p text:style-name="Standard"><text:tab/><text:tab/><text:tab/>BufferedReader in = null;<text:tab/><text:tab/><text:tab/><text:tab/><text:tab/><text:tab/><text:tab/><text:tab/><text:tab/><text:tab/>// opens reader for the file to be scanned</text:p>
      <text:p text:style-name="Standard"><text:tab/><text:tab/><text:tab/>try {</text:p>
      <text:p text:style-name="Standard"><text:tab/><text:tab/><text:tab/><text:tab/>in = new BufferedReader(new FileReader("ack.txt"));</text:p>
      <text:p text:style-name="Standard"><text:tab/><text:tab/><text:tab/>} catch (FileNotFoundException e1) {</text:p>
      <text:p text:style-name="Standard"><text:tab/><text:tab/><text:tab/><text:tab/>// TODO Auto-generated catch block</text:p>
      <text:p text:style-name="Standard"><text:tab/><text:tab/><text:tab/><text:tab/>e1.printStackTrace();</text:p>
      <text:p text:style-name="Standard"><text:tab/><text:tab/><text:tab/>}</text:p>
      <text:p text:style-name="Standard"><text:tab/><text:tab/><text:tab/>String str;</text:p>
      <text:p text:style-name="Standard"/>
      <text:p text:style-name="Standard"><text:tab/><text:tab/><text:tab/>ArrayList list = new ArrayList();<text:tab/><text:tab/><text:tab/><text:tab/><text:tab/><text:tab/><text:tab/><text:tab/>// puts every line of the file into list</text:p>
      <text:p text:style-name="Standard"><text:tab/><text:tab/><text:tab/>try {</text:p>
      <text:p text:style-name="Standard"><text:tab/><text:tab/><text:tab/><text:tab/>while((str = in.readLine()) != null){</text:p>
      <text:p text:style-name="Standard"><text:tab/><text:tab/><text:tab/><text:tab/> <text:s text:c="3"/>list.add(str);</text:p>
      <text:p text:style-name="Standard"><text:tab/><text:tab/><text:tab/><text:tab/>}</text:p>
      <text:p text:style-name="Standard"><text:tab/><text:tab/><text:tab/>} catch (IOException e) {</text:p>
      <text:p text:style-name="Standard"><text:tab/><text:tab/><text:tab/><text:tab/>// TODO Auto-generated catch block</text:p>
      <text:p text:style-name="Standard"><text:tab/><text:tab/><text:tab/><text:tab/>e.printStackTrace();</text:p>
      <text:p text:style-name="Standard"><text:tab/><text:tab/><text:tab/>}</text:p>
      <text:p text:style-name="Standard"/>
      <text:p text:style-name="Standard"><text:tab/><text:tab/><text:tab/></text:p>
      <text:p text:style-name="Standard"><text:tab/><text:tab/><text:tab/>String[] stockArr = new String[list.size()];<text:tab/><text:tab/><text:tab/><text:tab/>// converts list into String array</text:p>
      <text:p text:style-name="Standard"><text:tab/><text:tab/><text:tab/>String[] stringArr = (String[]) list.toArray(stockArr);</text:p>
      <text:p text:style-name="Standard"><text:tab/><text:tab/><text:tab/></text:p>
      <text:p text:style-name="Standard"><text:tab/><text:tab/><text:tab/></text:p>
      <text:p text:style-name="Standard"><text:tab/><text:tab/><text:tab/>String temp = "";</text:p>
      <text:p text:style-name="Standard"><text:tab/><text:tab/><text:tab/>for(int y = 49; y &lt;=51 ; y++){</text:p>
      <text:p text:style-name="Standard"><text:tab/><text:tab/><text:tab/><text:tab/></text:p>
      <text:p text:style-name="Standard"><text:tab/><text:tab/><text:tab/><text:tab/>temp += Character.toString(stringArr[kmscounter-1].charAt(y));<text:tab/><text:tab/><text:tab/><text:tab/><text:tab/><text:tab/><text:tab/><text:tab/><text:tab/><text:tab/><text:tab/><text:tab/><text:tab/><text:tab/><text:tab/><text:tab/></text:p>
      <text:p text:style-name="Standard"><text:tab/><text:tab/><text:tab/>}</text:p>
      <text:p text:style-name="Standard"><text:tab/><text:tab/><text:tab/></text:p>
      <text:p text:style-name="Standard"><text:tab/><text:tab/><text:tab/>//System.out.print("---fcsint---" + temp + "\n");</text:p>
      <text:p text:style-name="Standard"><text:tab/><text:tab/><text:tab/></text:p>
      <text:p text:style-name="Standard"><text:tab/><text:tab/><text:tab/>fcsint[kmscounter] = Integer.parseInt(temp);<text:tab/>// gets integer value of fcs</text:p>
      <text:p text:style-name="Standard"><text:tab/><text:tab/><text:tab/></text:p>
      <text:p text:style-name="Standard"><text:tab/><text:tab/><text:tab/>temp ="";</text:p>
      <text:p text:style-name="Standard"><text:tab/><text:tab/><text:tab/>for(int y = 31; y &lt;=46 ; y++){</text:p>
      <text:p text:style-name="Standard"><text:tab/><text:tab/><text:tab/><text:tab/></text:p>
      <text:p text:style-name="Standard"><text:soft-page-break/><text:tab/><text:tab/><text:tab/><text:tab/>temp += Character.toString(stringArr[kmscounter-1].charAt(y));<text:tab/><text:tab/><text:tab/><text:tab/><text:tab/><text:tab/><text:tab/><text:tab/><text:tab/><text:tab/><text:tab/><text:tab/><text:tab/><text:tab/><text:tab/><text:tab/></text:p>
      <text:p text:style-name="Standard"><text:tab/><text:tab/><text:tab/>}</text:p>
      <text:p text:style-name="Standard"><text:tab/><text:tab/><text:tab/>sequence[kmscounter] = temp;</text:p>
      <text:p text:style-name="Standard"><text:tab/><text:tab/><text:tab/></text:p>
      <text:p text:style-name="Standard"><text:tab/><text:tab/><text:tab/>try {</text:p>
      <text:p text:style-name="Standard"><text:tab/><text:tab/><text:tab/><text:tab/>in.close();</text:p>
      <text:p text:style-name="Standard"><text:tab/><text:tab/><text:tab/>} catch (IOException e) {</text:p>
      <text:p text:style-name="Standard"><text:tab/><text:tab/><text:tab/><text:tab/>// TODO Auto-generated catch block</text:p>
      <text:p text:style-name="Standard"><text:tab/><text:tab/><text:tab/><text:tab/>e.printStackTrace();</text:p>
      <text:p text:style-name="Standard"><text:tab/><text:tab/><text:tab/>}</text:p>
      <text:p text:style-name="Standard"><text:tab/><text:tab/><text:tab/><text:tab/></text:p>
      <text:p text:style-name="Standard"><text:tab/><text:tab/><text:tab/></text:p>
      <text:p text:style-name="Standard"><text:tab/><text:tab/> <text:s text:c="3"/>fcsxorbyte[kmscounter] = sequence[kmscounter].getBytes();<text:tab/>// turns every sequence into bytes</text:p>
      <text:p text:style-name="Standard"><text:tab/><text:tab/> <text:s text:c="3"/>byte tmpbyte = fcsxorbyte[kmscounter][0];<text:tab/>// initializes tmpbyte</text:p>
      <text:p text:style-name="Standard"><text:tab/><text:tab/><text:tab/></text:p>
      <text:p text:style-name="Standard"><text:tab/><text:tab/><text:tab/>for(int y = 0; y&lt;15 ; y++){<text:tab/>// do xor to all characters</text:p>
      <text:p text:style-name="Standard"><text:tab/><text:tab/><text:tab/><text:tab/>tmpbyte = (byte)(tmpbyte^fcsxorbyte[kmscounter][y+1]);</text:p>
      <text:p text:style-name="Standard"><text:tab/><text:tab/><text:tab/><text:tab/>fcsxorbinary[kmscounter] = tmpbyte;</text:p>
      <text:p text:style-name="Standard"><text:tab/><text:tab/><text:tab/><text:tab/>//System.out.print("--sequence--" + kmscounter + " is " + (int)fcsxorbinary[kmscounter] <text:s/>+ "\n");</text:p>
      <text:p text:style-name="Standard"><text:tab/><text:tab/><text:tab/>}</text:p>
      <text:p text:style-name="Standard"><text:tab/><text:tab/><text:tab/></text:p>
      <text:p text:style-name="Standard"><text:tab/><text:tab/><text:tab/>fcsxor[kmscounter] = (int) fcsxorbinary[kmscounter];</text:p>
      <text:p text:style-name="Standard"><text:tab/><text:tab/><text:tab/></text:p>
      <text:p text:style-name="Standard"><text:tab/><text:tab/><text:tab/>//System.out.print("--THE fcsxor[kmscounter]-- " + fcsxor[kmscounter] + "\n");</text:p>
      <text:p text:style-name="Standard"><text:tab/><text:tab/><text:tab/>//System.out.print("--fcsxorbyte[kmscounter][0]--" + fcsxorbyte[kmscounter][0] <text:s/>+ "\n");</text:p>
      <text:p text:style-name="Standard"><text:tab/><text:tab/><text:tab/>//System.out.print("--fcsxorbyte[kmscounter][1]--" + fcsxorbyte[kmscounter][1] <text:s/>+ "\n");</text:p>
      <text:p text:style-name="Standard"><text:tab/><text:tab/><text:tab/>//byte test = (byte)(fcsxorbyte[kmscounter][2]^((byte) (fcsxorbyte[kmscounter][0]^fcsxorbyte[kmscounter][0+1])));</text:p>
      <text:p text:style-name="Standard"><text:tab/><text:tab/><text:tab/>//System.out.print("--test--" + test <text:s/>+ "\n");</text:p>
      <text:p text:style-name="Standard"><text:tab/><text:tab/><text:tab/>//System.out.print("--final--" + fcsxor[kmscounter] <text:s/>+ "\n");</text:p>
      <text:p text:style-name="Standard"><text:s/></text:p>
      <text:p text:style-name="Standard"><text:tab/><text:tab/><text:tab/>whilecounter++;</text:p>
      <text:p text:style-name="Standard"><text:tab/> } // end of while</text:p>
      <text:p text:style-name="Standard"><text:tab/> </text:p>
      <text:p text:style-name="Standard"><text:tab/> </text:p>
      <text:p text:style-name="Standard"><text:tab/> modem.close();</text:p>
      <text:p text:style-name="Standard"><text:tab/> </text:p>
      <text:p text:style-name="Standard"><text:tab/> <text:tab/> </text:p>
      <text:p text:style-name="Standard"><text:tab/> String[] str = new String[requests];</text:p>
      <text:p text:style-name="Standard"><text:tab/><text:tab/>for (int y=1;y&lt;requests;y++){<text:tab/>// write input data of response times into file, start from 1 (0+1)</text:p>
      <text:p text:style-name="Standard"><text:soft-page-break/><text:tab/><text:tab/><text:tab/><text:tab/><text:tab/><text:tab/><text:tab/><text:tab/><text:tab/><text:tab/>// because if you send n ack packets there are n-1 response times</text:p>
      <text:p text:style-name="Standard"><text:tab/><text:tab/><text:tab/>//str[y] = Long.toString(responsetime[y]); //--new bring back</text:p>
      <text:p text:style-name="Standard"><text:tab/><text:tab/><text:tab/>str[y] = Long.toString(responsetimetotal[y]); //--new</text:p>
      <text:p text:style-name="Standard"><text:tab/><text:tab/><text:tab/></text:p>
      <text:p text:style-name="Standard"><text:tab/><text:tab/><text:tab/>try (FileWriter out = new FileWriter("response_ack_nack.txt",true))</text:p>
      <text:p text:style-name="Standard"><text:tab/><text:tab/><text:tab/>{<text:tab/><text:tab/> <text:s text:c="3"/></text:p>
      <text:p text:style-name="Standard"><text:tab/><text:tab/><text:tab/> <text:s text:c="3"/>out.write(str[y]); <text:s/></text:p>
      <text:p text:style-name="Standard"><text:tab/><text:tab/><text:tab/> <text:s text:c="3"/>out.write("\r\n");</text:p>
      <text:p text:style-name="Standard"><text:tab/><text:tab/><text:tab/>}</text:p>
      <text:p text:style-name="Standard"><text:tab/><text:tab/><text:tab/>catch (IOException exc)</text:p>
      <text:p text:style-name="Standard"><text:tab/><text:tab/><text:tab/>{</text:p>
      <text:p text:style-name="Standard"><text:tab/><text:tab/><text:tab/> <text:s text:c="3"/>System.out.println("Exception ");</text:p>
      <text:p text:style-name="Standard"/>
      <text:p text:style-name="Standard"><text:tab/><text:tab/><text:tab/>}</text:p>
      <text:p text:style-name="Standard"><text:tab/><text:tab/></text:p>
      <text:p text:style-name="Standard"><text:tab/><text:tab/>}</text:p>
      <text:p text:style-name="Standard"><text:tab/><text:tab/></text:p>
      <text:p text:style-name="Standard"><text:tab/><text:tab/>System.out.print("\n"+"--NUMBER OF REQUESTS (ACK PACKETS)--" + requests <text:s/>+ "\n");</text:p>
      <text:p text:style-name="Standard"><text:tab/><text:tab/>for(int i=0; i&lt;requests; i++)</text:p>
      <text:p text:style-name="Standard"><text:tab/><text:tab/><text:tab/>System.out.print("--NUMBER OF NACK (NACK PACKETS)--" + (i+1) + " <text:s/>" + nackpackets[i] <text:s/>+ "\n");</text:p>
      <text:p text:style-name="Standard"><text:s text:c="2"/></text:p>
      <text:p text:style-name="Standard"><text:s/>} // end of acknackpackets2</text:p>
      <text:p text:style-name="Standard"><text:s/></text:p>
      <text:p text:style-name="Standard"><text:s/></text:p>
      <text:p text:style-name="Standard"><text:s/></text:p>
      <text:p text:style-name="Standard"><text:s/>public void chronoechopackets(long echotime) {</text:p>
      <text:p text:style-name="Standard"><text:tab/>int k;</text:p>
      <text:p text:style-name="Standard"><text:tab/> </text:p>
      <text:p text:style-name="Standard"><text:tab/>String[] str = new String[200];<text:tab/>// to save response times as strings</text:p>
      <text:p text:style-name="Standard"><text:tab/>long[] responsetime = new long[200];<text:tab/>// to save response times</text:p>
      <text:p text:style-name="Standard"><text:tab/> </text:p>
      <text:p text:style-name="Standard"><text:tab/>Modem modem = setmodem(10000, 2000); // creates and initializes modem</text:p>
      <text:p text:style-name="Standard"/>
      <text:p text:style-name="Standard"><text:tab/>FileOutputStream fout = makefile("chronoecho", ".txt");<text:tab/>// opening file to store input data</text:p>
      <text:p text:style-name="Standard"><text:tab/></text:p>
      <text:p text:style-name="Standard"><text:tab/>int t = 0;</text:p>
      <text:p text:style-name="Standard"><text:tab/> </text:p>
      <text:p text:style-name="Standard"><text:tab/>modem.open("ithaki");</text:p>
      <text:p text:style-name="Standard"/>
      <text:p text:style-name="Standard"><text:tab/>for ( ; ; ) { <text:s text:c="6"/>//// it's for emptying the initial message</text:p>
      <text:p text:style-name="Standard"><text:tab/><text:tab/>try {</text:p>
      <text:p text:style-name="Standard"><text:tab/><text:tab/>k=modem.read();</text:p>
      <text:p text:style-name="Standard"><text:tab/><text:tab/>if (k==-1){ break;}</text:p>
      <text:p text:style-name="Standard"><text:soft-page-break/><text:tab/> </text:p>
      <text:p text:style-name="Standard"><text:tab/><text:tab/><text:tab/>System.out.print((char)k);</text:p>
      <text:p text:style-name="Standard"><text:tab/> </text:p>
      <text:p text:style-name="Standard"><text:tab/><text:tab/>} catch (Exception x) {</text:p>
      <text:p text:style-name="Standard"><text:tab/><text:tab/><text:tab/>break;</text:p>
      <text:p text:style-name="Standard"><text:tab/> </text:p>
      <text:p text:style-name="Standard"><text:tab/><text:tab/>}</text:p>
      <text:p text:style-name="Standard"><text:tab/> </text:p>
      <text:p text:style-name="Standard"><text:tab/>}</text:p>
      <text:p text:style-name="Standard"><text:tab/>//////////////////////////////////</text:p>
      <text:p text:style-name="Standard"><text:tab/></text:p>
      <text:p text:style-name="Standard"><text:tab/>long start= System.currentTimeMillis();</text:p>
      <text:p text:style-name="Standard"><text:tab/>long end = start + echotime;</text:p>
      <text:p text:style-name="Standard"><text:tab/> </text:p>
      <text:p text:style-name="Standard"><text:tab/>long timesent;</text:p>
      <text:p text:style-name="Standard"/>
      <text:p text:style-name="Standard"><text:tab/>while (System.currentTimeMillis() &lt; end){<text:tab/></text:p>
      <text:p text:style-name="Standard"><text:tab/><text:tab/></text:p>
      <text:p text:style-name="Standard"><text:tab/><text:tab/>timesent = System.currentTimeMillis(); // start of measuring response time</text:p>
      <text:p text:style-name="Standard"><text:tab/><text:tab/>modem.write(echo.getBytes()); </text:p>
      <text:p text:style-name="Standard"><text:tab/><text:tab/></text:p>
      <text:p text:style-name="Standard"><text:tab/><text:tab/>for ( ; ; ) { <text:s text:c="6"/>//// it's for reading the characters</text:p>
      <text:p text:style-name="Standard"><text:tab/><text:tab/></text:p>
      <text:p text:style-name="Standard"><text:tab/><text:tab/><text:tab/>try {</text:p>
      <text:p text:style-name="Standard"><text:tab/><text:tab/> <text:s text:c="7"/></text:p>
      <text:p text:style-name="Standard"><text:tab/><text:tab/><text:tab/><text:tab/>k=modem.read();<text:tab/>// while k!=0</text:p>
      <text:p text:style-name="Standard"><text:tab/><text:tab/><text:tab/><text:tab/></text:p>
      <text:p text:style-name="Standard"><text:tab/><text:tab/><text:tab/><text:tab/>if (k==-1){</text:p>
      <text:p text:style-name="Standard"><text:tab/><text:tab/><text:tab/><text:tab/><text:tab/>responsetime[t] = System.currentTimeMillis() - timesent; // end of measuring response time</text:p>
      <text:p text:style-name="Standard"><text:tab/><text:tab/><text:tab/><text:tab/><text:tab/>fout.write("\r\n".getBytes()); </text:p>
      <text:p text:style-name="Standard"><text:tab/><text:tab/><text:tab/><text:tab/><text:tab/></text:p>
      <text:p text:style-name="Standard"><text:tab/><text:tab/><text:tab/><text:tab/><text:tab/>t++;</text:p>
      <text:p text:style-name="Standard"><text:tab/><text:tab/><text:tab/><text:tab/><text:tab/></text:p>
      <text:p text:style-name="Standard"><text:tab/><text:tab/><text:tab/><text:tab/><text:tab/>break;}</text:p>
      <text:p text:style-name="Standard"><text:tab/> </text:p>
      <text:p text:style-name="Standard"><text:tab/><text:tab/><text:tab/><text:tab/>System.out.print((char)k);</text:p>
      <text:p text:style-name="Standard"><text:tab/> </text:p>
      <text:p text:style-name="Standard"><text:tab/><text:tab/><text:tab/><text:tab/>fout.write(k);</text:p>
      <text:p text:style-name="Standard"><text:tab/> </text:p>
      <text:p text:style-name="Standard"><text:tab/><text:tab/><text:tab/>} catch (Exception x) {</text:p>
      <text:p text:style-name="Standard"><text:tab/><text:tab/><text:tab/><text:tab/>break;<text:tab/> </text:p>
      <text:p text:style-name="Standard"><text:tab/><text:tab/><text:tab/>}</text:p>
      <text:p text:style-name="Standard"><text:tab/><text:tab/>}</text:p>
      <text:p text:style-name="Standard"><text:tab/> }</text:p>
      <text:p text:style-name="Standard"><text:tab/>modem.close();</text:p>
      <text:p text:style-name="Standard"><text:soft-page-break/><text:tab/></text:p>
      <text:p text:style-name="Standard"><text:tab/></text:p>
      <text:p text:style-name="Standard"><text:tab/>for (int y=0;y&lt;t;y++){<text:tab/>// write input data of response times into file</text:p>
      <text:p text:style-name="Standard"><text:tab/><text:tab/></text:p>
      <text:p text:style-name="Standard"><text:tab/><text:tab/>str[y] = Long.toString(responsetime[y]);</text:p>
      <text:p text:style-name="Standard"><text:tab/><text:tab/></text:p>
      <text:p text:style-name="Standard"><text:tab/><text:tab/>try (FileWriter out = new FileWriter("echoresponse.txt",true))</text:p>
      <text:p text:style-name="Standard"><text:tab/><text:tab/>{</text:p>
      <text:p text:style-name="Standard"><text:tab/><text:tab/> <text:s text:c="3"/>out.write(str[y]); <text:s/></text:p>
      <text:p text:style-name="Standard"><text:tab/><text:tab/> <text:s text:c="3"/>out.write("\r\n");</text:p>
      <text:p text:style-name="Standard"><text:tab/><text:tab/>}</text:p>
      <text:p text:style-name="Standard"><text:tab/><text:tab/>catch (IOException exc)</text:p>
      <text:p text:style-name="Standard"><text:tab/><text:tab/>{</text:p>
      <text:p text:style-name="Standard"><text:tab/><text:tab/> <text:s text:c="3"/>System.out.println("Exception ");</text:p>
      <text:p text:style-name="Standard"><text:tab/><text:tab/>}</text:p>
      <text:p text:style-name="Standard"><text:tab/><text:tab/></text:p>
      <text:p text:style-name="Standard"><text:tab/><text:tab/><text:tab/><text:tab/></text:p>
      <text:p text:style-name="Standard"><text:tab/><text:tab/></text:p>
      <text:p text:style-name="Standard"><text:tab/>}</text:p>
      <text:p text:style-name="Standard"><text:tab/></text:p>
      <text:p text:style-name="Standard"><text:s/>}// end of chronoechopackets2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public void gpspackets() {</text:p>
      <text:p text:style-name="Standard"><text:tab/></text:p>
      <text:p text:style-name="Standard"><text:tab/>int k;</text:p>
      <text:p text:style-name="Standard"><text:tab/></text:p>
      <text:p text:style-name="Standard"><text:tab/>Modem modem = setmodem(10000, 2000); // creates and initializes modem</text:p>
      <text:p text:style-name="Standard"/>
      <text:p text:style-name="Standard"><text:tab/>FileOutputStream fout = makefile("gps", ".txt");<text:tab/>// opening file to store input data</text:p>
      <text:p text:style-name="Standard"><text:s text:c="3"/></text:p>
      <text:p text:style-name="Standard"><text:tab/> </text:p>
      <text:p text:style-name="Standard"><text:tab/>int l = 0; // lines of N,E arrays, increases every time we find a packet with the correct format</text:p>
      <text:p text:style-name="Standard"><text:tab/> </text:p>
      <text:p text:style-name="Standard"><text:tab/>modem.open("ithaki");</text:p>
      <text:p text:style-name="Standard"/>
      <text:p text:style-name="Standard"><text:tab/>for ( ; ; ) { <text:s text:c="6"/>//// it's for emptying the initial message</text:p>
      <text:p text:style-name="Standard"><text:tab/><text:tab/>try {</text:p>
      <text:p text:style-name="Standard"><text:tab/><text:tab/>k=modem.read();</text:p>
      <text:p text:style-name="Standard"><text:tab/><text:tab/>if (k==-1){ break;}</text:p>
      <text:p text:style-name="Standard"><text:tab/> </text:p>
      <text:p text:style-name="Standard"><text:tab/><text:tab/><text:tab/>System.out.print((char)k);</text:p>
      <text:p text:style-name="Standard"><text:tab/> </text:p>
      <text:p text:style-name="Standard"><text:tab/><text:tab/>} catch (Exception x) {</text:p>
      <text:p text:style-name="Standard"><text:soft-page-break/><text:tab/><text:tab/><text:tab/>break;</text:p>
      <text:p text:style-name="Standard"><text:tab/> </text:p>
      <text:p text:style-name="Standard"><text:tab/><text:tab/>}</text:p>
      <text:p text:style-name="Standard"><text:tab/> </text:p>
      <text:p text:style-name="Standard"><text:tab/>}</text:p>
      <text:p text:style-name="Standard"><text:tab/>//////////////////////////////////</text:p>
      <text:p text:style-name="Standard"/>
      <text:p text:style-name="Standard"><text:tab/>for (int i = 0; i&lt;1; i++){<text:tab/></text:p>
      <text:p text:style-name="Standard"><text:tab/><text:tab/><text:tab/><text:tab/><text:tab/></text:p>
      <text:p text:style-name="Standard"><text:tab/><text:tab/><text:tab/>modem.write(gps.getBytes()); </text:p>
      <text:p text:style-name="Standard"><text:tab/><text:tab/><text:tab/>modem.write(gps2.getBytes()); // two different gps routes for the data files</text:p>
      <text:p text:style-name="Standard"/>
      <text:p text:style-name="Standard"><text:tab/><text:tab/><text:tab/>for ( ; ; ) { <text:s text:c="6"/>//// it's for reading the characters</text:p>
      <text:p text:style-name="Standard"><text:tab/><text:tab/><text:tab/></text:p>
      <text:p text:style-name="Standard"><text:tab/><text:tab/><text:tab/><text:tab/>try {</text:p>
      <text:p text:style-name="Standard"><text:tab/><text:tab/><text:tab/> </text:p>
      <text:p text:style-name="Standard"><text:tab/><text:tab/><text:tab/><text:tab/><text:tab/>k=modem.read();</text:p>
      <text:p text:style-name="Standard"><text:tab/><text:tab/><text:tab/><text:tab/><text:tab/>if (k==-1){fout.write("\r\n".getBytes()); break;}</text:p>
      <text:p text:style-name="Standard"><text:tab/><text:tab/> </text:p>
      <text:p text:style-name="Standard"><text:tab/><text:tab/><text:tab/><text:tab/><text:tab/>System.out.print((char)k);</text:p>
      <text:p text:style-name="Standard"><text:tab/><text:tab/> </text:p>
      <text:p text:style-name="Standard"><text:tab/><text:tab/><text:tab/><text:tab/><text:tab/>fout.write(k);</text:p>
      <text:p text:style-name="Standard"><text:tab/><text:tab/> </text:p>
      <text:p text:style-name="Standard"><text:tab/><text:tab/><text:tab/><text:tab/>} catch (Exception x) {</text:p>
      <text:p text:style-name="Standard"><text:tab/><text:tab/><text:tab/><text:tab/><text:tab/>break;</text:p>
      <text:p text:style-name="Standard"><text:tab/><text:tab/> </text:p>
      <text:p text:style-name="Standard"><text:tab/><text:tab/><text:tab/><text:tab/>}</text:p>
      <text:p text:style-name="Standard"><text:tab/><text:tab/> </text:p>
      <text:p text:style-name="Standard"><text:tab/><text:tab/><text:tab/>}</text:p>
      <text:p text:style-name="Standard"><text:tab/><text:tab/></text:p>
      <text:p text:style-name="Standard"><text:tab/> </text:p>
      <text:p text:style-name="Standard"><text:tab/> }</text:p>
      <text:p text:style-name="Standard"><text:tab/>modem.close();</text:p>
      <text:p text:style-name="Standard"><text:tab/><text:tab/></text:p>
      <text:p text:style-name="Standard"><text:tab/>//blankremover("gpstest.txt");</text:p>
      <text:p text:style-name="Standard"><text:tab/></text:p>
      <text:p text:style-name="Standard"><text:tab/>///////////////////////////////////////////////////////////////this part scans for the coordinates</text:p>
      <text:p text:style-name="Standard"><text:tab/></text:p>
      <text:p text:style-name="Standard"><text:tab/>BufferedReader in = null;<text:tab/><text:tab/><text:tab/><text:tab/><text:tab/><text:tab/><text:tab/><text:tab/><text:tab/><text:tab/>// opens reader for the file to be scanned</text:p>
      <text:p text:style-name="Standard"><text:tab/>try {</text:p>
      <text:p text:style-name="Standard"><text:tab/><text:tab/>in = new BufferedReader(new FileReader("gps.txt"));</text:p>
      <text:p text:style-name="Standard"><text:tab/>} catch (FileNotFoundException e1) {</text:p>
      <text:p text:style-name="Standard"><text:tab/><text:tab/>// TODO Auto-generated catch block</text:p>
      <text:p text:style-name="Standard"><text:tab/><text:tab/>e1.printStackTrace();</text:p>
      <text:p text:style-name="Standard"><text:tab/>}</text:p>
      <text:p text:style-name="Standard"><text:soft-page-break/><text:tab/>String str;</text:p>
      <text:p text:style-name="Standard"/>
      <text:p text:style-name="Standard"><text:tab/>ArrayList list = new ArrayList();<text:tab/><text:tab/><text:tab/><text:tab/><text:tab/><text:tab/><text:tab/><text:tab/>// puts every line of the file into list</text:p>
      <text:p text:style-name="Standard"><text:tab/>try {</text:p>
      <text:p text:style-name="Standard"><text:tab/><text:tab/>while((str = in.readLine()) != null){</text:p>
      <text:p text:style-name="Standard"><text:tab/><text:tab/> <text:s text:c="3"/>list.add(str);</text:p>
      <text:p text:style-name="Standard"><text:tab/><text:tab/>}</text:p>
      <text:p text:style-name="Standard"><text:tab/>} catch (IOException e) {</text:p>
      <text:p text:style-name="Standard"><text:tab/><text:tab/>// TODO Auto-generated catch block</text:p>
      <text:p text:style-name="Standard"><text:tab/><text:tab/>e.printStackTrace();</text:p>
      <text:p text:style-name="Standard"><text:tab/>}</text:p>
      <text:p text:style-name="Standard"/>
      <text:p text:style-name="Standard"><text:tab/></text:p>
      <text:p text:style-name="Standard"><text:tab/>String[] stockArr = new String[list.size()];<text:tab/><text:tab/><text:tab/><text:tab/>// converts list into String array</text:p>
      <text:p text:style-name="Standard"><text:tab/>String[] stringArr = (String[]) list.toArray(stockArr);</text:p>
      <text:p text:style-name="Standard"><text:tab/></text:p>
      <text:p text:style-name="Standard"><text:tab/></text:p>
      <text:p text:style-name="Standard"><text:tab/>int numtraces=0;<text:tab/>// traces that have 4" difference</text:p>
      <text:p text:style-name="Standard"><text:tab/></text:p>
      <text:p text:style-name="Standard"><text:tab/></text:p>
      <text:p text:style-name="Standard"><text:tab/>String[] North = new String[1000];<text:tab/><text:tab/><text:tab/><text:tab/><text:tab/><text:tab/><text:tab/>//initialize Strings for North and South coordinates</text:p>
      <text:p text:style-name="Standard"><text:tab/>for(int i = 0; i &lt; 1000; i++){</text:p>
      <text:p text:style-name="Standard"><text:tab/><text:tab/>North[i] = "";</text:p>
      <text:p text:style-name="Standard"><text:tab/> <text:s/>}</text:p>
      <text:p text:style-name="Standard"><text:tab/></text:p>
      <text:p text:style-name="Standard"><text:tab/></text:p>
      <text:p text:style-name="Standard"><text:tab/>String[] East = new String[1000];</text:p>
      <text:p text:style-name="Standard"><text:tab/>for(int i = 0; i &lt; 1000; i++){</text:p>
      <text:p text:style-name="Standard"><text:tab/><text:tab/>East[i] = "";</text:p>
      <text:p text:style-name="Standard"><text:tab/> <text:s/>}</text:p>
      <text:p text:style-name="Standard"><text:tab/></text:p>
      <text:p text:style-name="Standard"><text:tab/>String[] Northconvert = new String[198];<text:tab/>//initialize Strings for North and South coordinates to be converted</text:p>
      <text:p text:style-name="Standard"><text:tab/>for(int i = 0; i &lt; 198; i++){</text:p>
      <text:p text:style-name="Standard"><text:tab/><text:tab/>Northconvert[i] = "";</text:p>
      <text:p text:style-name="Standard"><text:tab/> <text:s/>}</text:p>
      <text:p text:style-name="Standard"><text:tab/></text:p>
      <text:p text:style-name="Standard"><text:tab/>String[] Eastconvert = new String[198]; <text:s/>// 198 because that's the lines of the gps file</text:p>
      <text:p text:style-name="Standard"><text:tab/>for(int i = 0; i &lt; 198; i++){</text:p>
      <text:p text:style-name="Standard"><text:tab/><text:tab/>Eastconvert[i] = "";</text:p>
      <text:p text:style-name="Standard"><text:tab/> <text:s/>}</text:p>
      <text:p text:style-name="Standard"><text:tab/></text:p>
      <text:p text:style-name="Standard"><text:tab/></text:p>
      <text:p text:style-name="Standard"><text:soft-page-break/><text:tab/>/////////////////////////////////////////////////////// initialize Strings for Hours, Minutes, Seconds</text:p>
      <text:p text:style-name="Standard"><text:tab/>String[] Hours = new String[1000];<text:tab/><text:tab/><text:tab/><text:tab/><text:tab/>//initialize Strings for North and South coordinates</text:p>
      <text:p text:style-name="Standard"><text:tab/>for(int i = 0; i &lt; 1000; i++){</text:p>
      <text:p text:style-name="Standard"><text:tab/><text:tab/>Hours[i] = "0";</text:p>
      <text:p text:style-name="Standard"><text:tab/> <text:s/>}</text:p>
      <text:p text:style-name="Standard"><text:tab/>String[] Minutes = new String[1000];<text:tab/><text:tab/><text:tab/><text:tab/>//initialize Strings for North and South coordinates</text:p>
      <text:p text:style-name="Standard"><text:tab/>for(int i = 0; i &lt; 1000; i++){</text:p>
      <text:p text:style-name="Standard"><text:tab/><text:tab/>Minutes[i] = "0";</text:p>
      <text:p text:style-name="Standard"><text:tab/> <text:s/>}</text:p>
      <text:p text:style-name="Standard"><text:tab/>String[] Seconds = new String[1000];<text:tab/><text:tab/><text:tab/><text:tab/>//initialize Strings for North and South coordinates</text:p>
      <text:p text:style-name="Standard"><text:tab/>for(int i = 0; i &lt; 1000; i++){</text:p>
      <text:p text:style-name="Standard"><text:tab/><text:tab/>Seconds[i] = "0";</text:p>
      <text:p text:style-name="Standard"><text:tab/> <text:s/>}</text:p>
      <text:p text:style-name="Standard"><text:tab/></text:p>
      <text:p text:style-name="Standard"><text:tab/>int[] conversioneast= new int[1000];<text:tab/>// converts to " of degrees</text:p>
      <text:p text:style-name="Standard"><text:tab/>int[] conversionnorth= new int[1000];<text:tab/>// converts to " of degrees</text:p>
      <text:p text:style-name="Standard"><text:tab/></text:p>
      <text:p text:style-name="Standard"><text:tab/>///////////////////////////////////////////////////////</text:p>
      <text:p text:style-name="Standard"><text:tab/>String[] trace = new String[6]; <text:s/>// the final traces </text:p>
      <text:p text:style-name="Standard"><text:tab/></text:p>
      <text:p text:style-name="Standard"><text:tab/>for (int i = 1; i&lt;(stringArr.length-2); i++){</text:p>
      <text:p text:style-name="Standard"><text:tab/><text:tab/></text:p>
      <text:p text:style-name="Standard"><text:tab/><text:tab/></text:p>
      <text:p text:style-name="Standard"><text:tab/><text:tab/>if (stringArr[i].charAt(4) == 'G' ){<text:tab/>// checking for correct gps format</text:p>
      <text:p text:style-name="Standard"><text:tab/><text:tab/><text:tab/>for(int y = 18; y&lt;=21 ; y++){</text:p>
      <text:p text:style-name="Standard"><text:tab/><text:tab/><text:tab/><text:tab/></text:p>
      <text:p text:style-name="Standard"><text:tab/><text:tab/><text:tab/><text:tab/>North[l] += Character.toString(stringArr[i].charAt(y));</text:p>
      <text:p text:style-name="Standard"><text:tab/><text:tab/><text:tab/><text:tab/></text:p>
      <text:p text:style-name="Standard"><text:tab/><text:tab/><text:tab/>}</text:p>
      <text:p text:style-name="Standard"><text:tab/><text:tab/><text:tab/>for(int y = 23; y&lt;=24 ; y++){</text:p>
      <text:p text:style-name="Standard"><text:tab/><text:tab/><text:tab/><text:tab/></text:p>
      <text:p text:style-name="Standard"><text:tab/><text:tab/><text:tab/><text:tab/>Northconvert[l] += Character.toString(stringArr[i].charAt(y));</text:p>
      <text:p text:style-name="Standard"><text:tab/><text:tab/><text:tab/><text:tab/></text:p>
      <text:p text:style-name="Standard"><text:tab/><text:tab/><text:tab/>}<text:tab/><text:tab/><text:tab/></text:p>
      <text:p text:style-name="Standard"><text:tab/><text:tab/><text:tab/></text:p>
      <text:p text:style-name="Standard"><text:tab/><text:tab/><text:tab/></text:p>
      <text:p text:style-name="Standard"><text:tab/><text:tab/><text:tab/>for(int y = 31; y&lt;=34 ; y++ ){</text:p>
      <text:p text:style-name="Standard"><text:tab/><text:tab/><text:tab/><text:tab/></text:p>
      <text:p text:style-name="Standard"><text:tab/><text:tab/><text:tab/><text:tab/>East[l] += Character.toString(stringArr[i].charAt(y));</text:p>
      <text:p text:style-name="Standard"><text:tab/><text:tab/><text:tab/>}</text:p>
      <text:p text:style-name="Standard"><text:tab/><text:tab/><text:tab/>for(int y = 36; y&lt;=37; y++){</text:p>
      <text:p text:style-name="Standard"><text:tab/><text:tab/><text:tab/><text:tab/></text:p>
      <text:p text:style-name="Standard"><text:tab/><text:tab/><text:tab/><text:tab/>Eastconvert[l] += Character.toString(stringArr[i].charAt(y));</text:p>
      <text:p text:style-name="Standard"><text:soft-page-break/><text:tab/><text:tab/><text:tab/>}</text:p>
      <text:p text:style-name="Standard"><text:tab/><text:tab/><text:tab/></text:p>
      <text:p text:style-name="Standard"><text:tab/><text:tab/><text:tab/><text:tab/><text:tab/></text:p>
      <text:p text:style-name="Standard"><text:tab/><text:tab/><text:tab/>////////////////////////////////////////get time</text:p>
      <text:p text:style-name="Standard"><text:tab/><text:tab/><text:tab/></text:p>
      <text:p text:style-name="Standard"><text:tab/><text:tab/><text:tab/>for(int y = 7; y&lt;=8 ; y++){<text:tab/><text:tab/>// hours</text:p>
      <text:p text:style-name="Standard"><text:tab/><text:tab/><text:tab/><text:tab/>Hours[l] += Character.toString(stringArr[i].charAt(y));<text:tab/></text:p>
      <text:p text:style-name="Standard"><text:tab/><text:tab/><text:tab/>}</text:p>
      <text:p text:style-name="Standard"><text:tab/><text:tab/><text:tab/></text:p>
      <text:p text:style-name="Standard"><text:tab/><text:tab/><text:tab/>for(int y = 9; y&lt;=10 ; y++){<text:tab/><text:tab/>// minutes</text:p>
      <text:p text:style-name="Standard"><text:tab/><text:tab/><text:tab/><text:tab/>Minutes[l] += Character.toString(stringArr[i].charAt(y));<text:tab/></text:p>
      <text:p text:style-name="Standard"><text:tab/><text:tab/><text:tab/>}</text:p>
      <text:p text:style-name="Standard"><text:tab/><text:tab/><text:tab/><text:tab/><text:tab/></text:p>
      <text:p text:style-name="Standard"><text:tab/><text:tab/><text:tab/>for(int y = 10; y&lt;=11 ; y++){<text:tab/><text:tab/>// seconds</text:p>
      <text:p text:style-name="Standard"><text:tab/><text:tab/><text:tab/><text:tab/>Seconds[l] += Character.toString(stringArr[i].charAt(y));<text:tab/></text:p>
      <text:p text:style-name="Standard"><text:tab/><text:tab/><text:tab/>}</text:p>
      <text:p text:style-name="Standard"><text:tab/><text:tab/><text:tab/><text:tab/><text:tab/><text:tab/><text:tab/><text:tab/><text:tab/></text:p>
      <text:p text:style-name="Standard"><text:tab/><text:tab/><text:tab/>l++;</text:p>
      <text:p text:style-name="Standard"><text:tab/><text:tab/><text:tab/></text:p>
      <text:p text:style-name="Standard"><text:tab/><text:tab/>}</text:p>
      <text:p text:style-name="Standard"><text:tab/><text:tab/><text:tab/></text:p>
      <text:p text:style-name="Standard"><text:tab/>}</text:p>
      <text:p text:style-name="Standard"><text:tab/></text:p>
      <text:p text:style-name="Standard"><text:tab/>/////////////////////////////////////////////////////////// conversions</text:p>
      <text:p text:style-name="Standard"><text:tab/>for (int y = 0; y &lt; Northconvert.length; y++){</text:p>
      <text:p text:style-name="Standard"><text:tab/>conversionnorth[y] = (int) (0.6 * Integer.valueOf(Northconvert[y]));<text:tab/>// converts to "</text:p>
      <text:p text:style-name="Standard"><text:tab/>Northconvert[y] = String.valueOf(conversionnorth[y]);<text:tab/><text:tab/><text:tab/><text:tab/><text:tab/>// converts to String again</text:p>
      <text:p text:style-name="Standard"><text:tab/>North[y] += Northconvert[y];<text:tab/><text:tab/><text:tab/><text:tab/><text:tab/><text:tab/><text:tab/><text:tab/><text:tab/><text:tab/><text:tab/>// re-attaches to String</text:p>
      <text:p text:style-name="Standard"><text:tab/></text:p>
      <text:p text:style-name="Standard"><text:tab/>conversioneast[y] = (int) (0.6 * Integer.valueOf(Eastconvert[y]));</text:p>
      <text:p text:style-name="Standard"><text:tab/>Eastconvert[y] = String.valueOf(conversioneast[y]);</text:p>
      <text:p text:style-name="Standard"><text:tab/>East[y] += Eastconvert[y];</text:p>
      <text:p text:style-name="Standard"><text:tab/>}</text:p>
      <text:p text:style-name="Standard"><text:tab/></text:p>
      <text:p text:style-name="Standard"><text:tab/></text:p>
      <text:p text:style-name="Standard">//////////////////////////////////////////// making arrays for reading time</text:p>
      <text:p text:style-name="Standard"><text:tab/></text:p>
      <text:p text:style-name="Standard"><text:tab/>int[] hoursint = new int[Hours.length];</text:p>
      <text:p text:style-name="Standard"><text:tab/>int[] minutesint = new int[Minutes.length];</text:p>
      <text:p text:style-name="Standard"><text:tab/>int[] secondsint = new int[Seconds.length];</text:p>
      <text:p text:style-name="Standard"><text:tab/>int[] timeint = new int[Hours.length];</text:p>
      <text:p text:style-name="Standard"><text:tab/></text:p>
      <text:p text:style-name="Standard"><text:tab/>for (int y = 0; y &lt; Hours.length; y++){</text:p>
      <text:p text:style-name="Standard"><text:tab/><text:tab/>hoursint[y] = 3600 * Integer.valueOf(Hours[y]);</text:p>
      <text:p text:style-name="Standard"><text:soft-page-break/><text:tab/><text:tab/>minutesint[y] = 60 * Integer.valueOf(Minutes[y]);</text:p>
      <text:p text:style-name="Standard"><text:tab/><text:tab/>secondsint[y] = 1 * Integer.valueOf(Seconds[y]);</text:p>
      <text:p text:style-name="Standard"><text:tab/><text:tab/>timeint[y] = hoursint[y] + minutesint[y] + secondsint[y]; <text:s/></text:p>
      <text:p text:style-name="Standard"><text:tab/>}</text:p>
      <text:p text:style-name="Standard"><text:tab/></text:p>
      <text:p text:style-name="Standard"><text:tab/></text:p>
      <text:p text:style-name="Standard"><text:tab/>////////////////////////////////////////////////////////</text:p>
      <text:p text:style-name="Standard"><text:tab/>int z;<text:tab/><text:tab/><text:tab/><text:tab/><text:tab/><text:tab/><text:tab/>// trying to find traces that are 4" away, the numbers of z and y are random</text:p>
      <text:p text:style-name="Standard"><text:tab/>for (z = 20; z &lt; l; z++){</text:p>
      <text:p text:style-name="Standard"><text:tab/><text:tab/>for(int y= z + 100; y&lt;l;y=y+30, z += 50){</text:p>
      <text:p text:style-name="Standard"><text:tab/><text:tab/><text:tab/>if ((Math.abs(timeint[z] - timeint[y])) &gt;= 50</text:p>
      <text:p text:style-name="Standard"><text:tab/><text:tab/><text:tab/> <text:s text:c="3"/>&amp;&amp; numtraces!=4){</text:p>
      <text:p text:style-name="Standard"><text:tab/><text:tab/><text:tab/><text:tab/> <text:s text:c="2"/>trace[numtraces] = <text:s/>East[z] + North[z];</text:p>
      <text:p text:style-name="Standard"><text:tab/><text:tab/><text:tab/><text:tab/> <text:s text:c="2"/>trace[numtraces+1] = East[y] + North[y];</text:p>
      <text:p text:style-name="Standard"><text:tab/><text:tab/><text:tab/><text:tab/> <text:s text:c="2"/>numtraces=numtraces+2;</text:p>
      <text:p text:style-name="Standard"><text:tab/><text:tab/><text:tab/><text:tab/> <text:s text:c="2"/>System.out.print(z <text:s/>+ "\n");</text:p>
      <text:p text:style-name="Standard"><text:tab/><text:tab/><text:tab/> <text:s text:c="2"/>}</text:p>
      <text:p text:style-name="Standard"><text:tab/><text:tab/>}</text:p>
      <text:p text:style-name="Standard"><text:tab/><text:tab/></text:p>
      <text:p text:style-name="Standard"><text:tab/>}</text:p>
      <text:p text:style-name="Standard"><text:tab/></text:p>
      <text:p text:style-name="Standard"><text:tab/>/*</text:p>
      <text:p text:style-name="Standard"><text:tab/>trace[0] = <text:s/>East[0] + North[0];<text:tab/><text:tab/><text:tab/>// since the time in the data is increasing by 1 sec in every packet</text:p>
      <text:p text:style-name="Standard"><text:tab/>trace[1] = <text:s/>East[50] + North[50];<text:tab/><text:tab/>// the traces are definitely 4" away (50 secs to be exact)</text:p>
      <text:p text:style-name="Standard"><text:tab/>trace[2] = <text:s/>East[100] + North[100];</text:p>
      <text:p text:style-name="Standard"><text:tab/>trace[3] = <text:s/>East[150] + North[150];</text:p>
      <text:p text:style-name="Standard"><text:tab/>*/</text:p>
      <text:p text:style-name="Standard"><text:tab/></text:p>
      <text:p text:style-name="Standard"><text:tab/></text:p>
      <text:p text:style-name="Standard">/////////////////////////////////////////////////////////////////////////new image</text:p>
      <text:p text:style-name="Standard"><text:tab/></text:p>
      <text:p text:style-name="Standard"><text:tab/>String newgpscode = new String();</text:p>
      <text:p text:style-name="Standard"><text:tab/></text:p>
      <text:p text:style-name="Standard"><text:tab/>newgpscode = gps_plain + "T=" + trace[0] +</text:p>
      <text:p text:style-name="Standard"><text:tab/><text:tab/><text:tab/><text:tab/><text:tab/><text:tab/> <text:s text:c="4"/>"T=" + trace[1] +</text:p>
      <text:p text:style-name="Standard"><text:tab/><text:tab/><text:tab/><text:tab/><text:tab/><text:tab/> <text:s text:c="4"/>"T=" + trace[2] +</text:p>
      <text:p text:style-name="Standard"><text:tab/><text:tab/><text:tab/><text:tab/><text:tab/><text:tab/> <text:s text:c="4"/>"T=" + trace[3] + "\r";</text:p>
      <text:p text:style-name="Standard"><text:tab/></text:p>
      <text:p text:style-name="Standard"><text:tab/>System.out.print("THIS IS THE NEW GPS CODE " + newgpscode +"\n");</text:p>
      <text:p text:style-name="Standard"><text:tab/></text:p>
      <text:p text:style-name="Standard"><text:tab/><text:tab/></text:p>
      <text:p text:style-name="Standard"><text:tab/>int k2;</text:p>
      <text:p text:style-name="Standard"><text:tab/>Modem modem2 = setmodem(10000, 2000); // creates and initializes modem</text:p>
      <text:p text:style-name="Standard"><text:soft-page-break/></text:p>
      <text:p text:style-name="Standard"><text:tab/>FileOutputStream fout2 = makefile("gps", ".jpeg");<text:tab/>// opening file to store input data</text:p>
      <text:p text:style-name="Standard"/>
      <text:p text:style-name="Standard"><text:tab/> <text:tab/></text:p>
      <text:p text:style-name="Standard"><text:tab/>modem2.open("ithaki");</text:p>
      <text:p text:style-name="Standard"><text:tab/></text:p>
      <text:p text:style-name="Standard"><text:tab/>for ( ; ; ) { <text:s text:c="6"/>//// it's for emptying the initial message</text:p>
      <text:p text:style-name="Standard"><text:tab/><text:tab/>try {</text:p>
      <text:p text:style-name="Standard"><text:tab/><text:tab/>k2=modem2.read();</text:p>
      <text:p text:style-name="Standard"><text:tab/><text:tab/>if (k2==-1){ break;}</text:p>
      <text:p text:style-name="Standard"><text:tab/> </text:p>
      <text:p text:style-name="Standard"><text:tab/><text:tab/><text:tab/>System.out.print((char)k2);</text:p>
      <text:p text:style-name="Standard"><text:tab/> </text:p>
      <text:p text:style-name="Standard"><text:tab/><text:tab/>} catch (Exception x) {</text:p>
      <text:p text:style-name="Standard"><text:tab/><text:tab/><text:tab/>break;</text:p>
      <text:p text:style-name="Standard"><text:tab/> </text:p>
      <text:p text:style-name="Standard"><text:tab/><text:tab/>}</text:p>
      <text:p text:style-name="Standard"><text:tab/> </text:p>
      <text:p text:style-name="Standard"><text:tab/>}</text:p>
      <text:p text:style-name="Standard"><text:tab/></text:p>
      <text:p text:style-name="Standard"><text:tab/>for (int i = 0; i&lt;1; i++){<text:tab/></text:p>
      <text:p text:style-name="Standard"><text:tab/><text:tab/></text:p>
      <text:p text:style-name="Standard"><text:tab/><text:tab/>modem2.write(newgpscode.getBytes()); </text:p>
      <text:p text:style-name="Standard"/>
      <text:p text:style-name="Standard"><text:tab/><text:tab/>for ( ; ; ) { <text:s text:c="6"/>//// it's for reading the characters</text:p>
      <text:p text:style-name="Standard"><text:tab/><text:tab/></text:p>
      <text:p text:style-name="Standard"><text:tab/><text:tab/><text:tab/>try {</text:p>
      <text:p text:style-name="Standard"><text:tab/><text:tab/> </text:p>
      <text:p text:style-name="Standard"><text:tab/><text:tab/><text:tab/><text:tab/>k2=modem2.read();</text:p>
      <text:p text:style-name="Standard"><text:tab/><text:tab/><text:tab/><text:tab/>if (k2==-1){fout2.write("\r\n".getBytes()); break;}</text:p>
      <text:p text:style-name="Standard"><text:tab/> </text:p>
      <text:p text:style-name="Standard"><text:tab/><text:tab/><text:tab/><text:tab/>System.out.print((char)k2);</text:p>
      <text:p text:style-name="Standard"><text:tab/> </text:p>
      <text:p text:style-name="Standard"><text:tab/><text:tab/><text:tab/><text:tab/>fout2.write(k2);</text:p>
      <text:p text:style-name="Standard"><text:tab/> </text:p>
      <text:p text:style-name="Standard"><text:tab/><text:tab/><text:tab/>} catch (Exception x) {</text:p>
      <text:p text:style-name="Standard"><text:tab/><text:tab/><text:tab/><text:tab/>break;</text:p>
      <text:p text:style-name="Standard"><text:tab/> </text:p>
      <text:p text:style-name="Standard"><text:tab/><text:tab/><text:tab/>}</text:p>
      <text:p text:style-name="Standard"><text:tab/> </text:p>
      <text:p text:style-name="Standard"><text:tab/><text:tab/>}</text:p>
      <text:p text:style-name="Standard"><text:tab/></text:p>
      <text:p text:style-name="Standard"><text:tab/> }</text:p>
      <text:p text:style-name="Standard"><text:tab/>modem2.close();</text:p>
      <text:p text:style-name="Standard"><text:tab/></text:p>
      <text:p text:style-name="Standard"><text:tab/></text:p>
      <text:p text:style-name="Standard"><text:soft-page-break/></text:p>
      <text:p text:style-name="Standard"><text:s/>}// end of gpspackets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//////////////////removes empty lines from files<text:tab/>(it isn't used eventually)</text:p>
      <text:p text:style-name="Standard"><text:s/></text:p>
      <text:p text:style-name="Standard"><text:s/>public void blankremover(String args) {</text:p>
      <text:p text:style-name="Standard"/>
      <text:p text:style-name="Standard"><text:s text:c="5"/>Scanner file;</text:p>
      <text:p text:style-name="Standard"><text:s text:c="5"/>PrintWriter writer;</text:p>
      <text:p text:style-name="Standard"/>
      <text:p text:style-name="Standard"><text:s text:c="5"/>try {</text:p>
      <text:p text:style-name="Standard"/>
      <text:p text:style-name="Standard"><text:s text:c="9"/>file = new Scanner(new File(args));</text:p>
      <text:p text:style-name="Standard"><text:s text:c="9"/>writer = new PrintWriter("gpstest100.txt");</text:p>
      <text:p text:style-name="Standard"/>
      <text:p text:style-name="Standard"><text:s text:c="9"/>while (file.hasNext()) {</text:p>
      <text:p text:style-name="Standard"><text:s text:c="13"/>String line = file.nextLine();</text:p>
      <text:p text:style-name="Standard"><text:s text:c="13"/>if (!line.isEmpty()) {</text:p>
      <text:p text:style-name="Standard"><text:s text:c="17"/>writer.write(line);</text:p>
      <text:p text:style-name="Standard"><text:s text:c="17"/>writer.write("\n");</text:p>
      <text:p text:style-name="Standard"><text:s text:c="13"/>}</text:p>
      <text:p text:style-name="Standard"><text:s text:c="9"/>}</text:p>
      <text:p text:style-name="Standard"/>
      <text:p text:style-name="Standard"><text:s text:c="9"/>file.close();</text:p>
      <text:p text:style-name="Standard"><text:s text:c="9"/>writer.close();</text:p>
      <text:p text:style-name="Standard"/>
      <text:p text:style-name="Standard"><text:s text:c="5"/>} catch (FileNotFoundException ex) {</text:p>
      <text:p text:style-name="Standard"><text:s text:c="9"/>//Logger.getLogger(Test.class.getName()).log(Level.SEVERE, null, ex);</text:p>
      <text:p text:style-name="Standard"><text:s text:c="4"/><text:tab/> </text:p>
      <text:p text:style-name="Standard"><text:s text:c="5"/>} <text:s text:c="4"/></text:p>
      <text:p text:style-name="Standard"><text:s text:c="5"/></text:p>
      <text:p text:style-name="Standard">}<text:tab/>// end of blankremover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}<text:tab/>// end of cl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l" fo:country="GR" fo:font-style="italic" officeooo:rsid="000f91c8" officeooo:paragraph-rsid="000ae0a1" style:font-style-asian="italic" style:font-style-complex="italic"/>
    </style:style>
    <style:style style:name="MT1" style:family="text"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Δίκτυα Υπολογιστών <text:span text:style-name="MT1">I</text:span></text:p>
        <text:p text:style-name="MP1">Παπαδόπουλος Κωνσταντίνος, Α.Ε.Μ. 867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00:02:00.346000000</meta:creation-date>
    <meta:generator>LibreOffice/5.2.2.2$Windows_x86 LibreOffice_project/8f96e87c890bf8fa77463cd4b640a2312823f3ad</meta:generator>
    <dc:date>2017-12-20T00:08:06.722000000</dc:date>
    <meta:editing-duration>PT6M6S</meta:editing-duration>
    <meta:editing-cycles>3</meta:editing-cycles>
    <meta:document-statistic meta:table-count="0" meta:image-count="0" meta:object-count="0" meta:page-count="20" meta:paragraph-count="791" meta:word-count="2411" meta:character-count="19890" meta:non-whitespace-character-count="15876"/>
  </office:meta>
</office:document-meta>
</file>